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cd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officeooo:paragraph-rsid="000544b2"/>
    </style:style>
    <style:style style:name="P5" style:family="paragraph" style:parent-style-name="Table_20_Contents">
      <style:paragraph-properties fo:text-align="start" style:justify-single-word="false"/>
      <style:text-properties officeooo:paragraph-rsid="000d0c9c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officeooo:rsid="000cd7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2">G<text:span text:style-name="T4">ameMessageEvent</text:span>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5"><text:span text:style-name="T1">--------------------------------------------------------------------------------------------------------------------------</text:span></text:p>
            <text:p text:style-name="P4"><text:span text:style-name="T1">-</text:span><text:span text:style-name="T3">m</text:span><text:span text:style-name="T2">essage : String</text:span></text:p>
            <text:p text:style-name="P5"><text:span text:style-name="T2">--------------------------------------------------------------------------------------------------------------------------</text:span></text:p>
          </table:table-cell>
        </table:table-row>
        <table:table-row table:style-name="Table1.2">
          <table:table-cell table:style-name="Table1.A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32:28.504074341</dc:date>
    <meta:editing-duration>PT26M4S</meta:editing-duration>
    <meta:editing-cycles>9</meta:editing-cycles>
    <meta:generator>LibreOffice/6.3.2.2$Linux_X86_64 LibreOffice_project/30$Build-2</meta:generator>
    <meta:document-statistic meta:table-count="1" meta:image-count="0" meta:object-count="0" meta:page-count="1" meta:paragraph-count="6" meta:word-count="8" meta:character-count="521" meta:non-whitespace-character-count="519"/>
  </office:meta>
</office:document-meta>
</file>